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78322" officeooo:paragraph-rsid="00178322"/>
    </style:style>
    <style:style style:name="P2" style:family="paragraph" style:parent-style-name="Standard">
      <style:text-properties style:text-underline-style="none" officeooo:rsid="00178322" officeooo:paragraph-rsid="00178322"/>
    </style:style>
    <style:style style:name="P3" style:family="paragraph" style:parent-style-name="Standard">
      <style:text-properties style:text-underline-style="none" fo:font-weight="bold" officeooo:rsid="00178322" officeooo:paragraph-rsid="00178322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78322" officeooo:paragraph-rsid="0017832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79dc1" officeooo:paragraph-rsid="00179dc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902f3" officeooo:paragraph-rsid="001902f3" style:font-weight-asian="normal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color="#ff0000" style:text-outline="true" fo:text-shadow="none" fo:background-color="#ffff00" loext:char-shading-value="0"/>
    </style:style>
    <style:style style:name="T2" style:family="text">
      <style:text-properties fo:color="#ff0000" style:text-outline="true" fo:text-shadow="none" fo:font-weight="bold" fo:background-color="#ffff00" loext:char-shading-value="0" style:font-weight-asian="bold" style:font-weight-complex="bold"/>
    </style:style>
    <style:style style:name="T3" style:family="text">
      <style:text-properties fo:text-shadow="none"/>
    </style:style>
    <style:style style:name="T4" style:family="text">
      <style:text-properties officeooo:rsid="001902f3"/>
    </style:style>
    <style:style style:name="T5" style:family="text">
      <style:text-properties officeooo:rsid="001b0065"/>
    </style:style>
    <style:style style:name="T6" style:family="text">
      <style:text-properties officeooo:rsid="001be3c2"/>
    </style:style>
    <style:style style:name="gr1" style:family="graphic">
      <style:graphic-properties draw:textarea-horizontal-align="justify" draw:textarea-vertical-align="middle" draw:auto-grow-height="false" fo:min-height="2.792cm" fo:min-width="2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792cm" fo:min-width="3.9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75cm" fo:min-width="1.6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thing Rearch About The Tkinter Source Code</text:p>
      <text:p text:style-name="P2"/>
      <text:p text:style-name="P2">_tkinter.so</text:p>
      <text:p text:style-name="P2"/>
      <text:p text:style-name="P2">A compiled file. Two parts can be seen only.</text:p>
      <text:p text:style-name="P2"/>
      <text:p text:style-name="P2">��<text:span text:style-name="T3">__gmon_start___init_fini_ITM_deregisterTMCloneTable_ITM_registerTMCloneTable__cxa_finalize_Jv_RegisterClasses_Py_NoneStructPyUnicodeUCS4_DecodeUTF8PyExc_UnicodeDecodeErrorPyErr_ExceptionMatchesmemchrPyErr_ClearPyMem_MallocPyMem_FreePyErr_NoMemoryPyString_FromStringAndSizeTcl_GetStringFromObj__stack_chk_failPyString_FromStringPyOS_snprintfTcl_GetStringstrcmpPyObject_FreeTclFreeObjPy_FindMethodPyArg_ParseTupleTcl_DeleteTimerHandlerPyInt_FromLongPyDict_SetItemStringPy_Py3kWarningFlagPyExc_DeprecationWarningPyErr_WarnExPyThreadState_GetPyEval_SaveThreadPyThread_acquire_lockTcl_GetThreadDataTcl_DoOneEventPyThread_release_lockPy</text:span><text:span text:style-name="T1">Eval</text:span><text:span text:style-name="T3">_RestoreThreadPy_BuildValueselectPyErr_CheckSignalsTk_GetNumMainWindowsPyExc_RuntimeErrorPyErr_SetStringTcl_GetCurrentThreadPyErr_RestorePyEval_CallObjectWithKeywordsPyErr_FetchPyCallable_Check_PyObject_NewTcl_CreateTimerHandlerPyExc_TypeErrorPyObject_AsFileDescriptorTcl_DeleteFileHandlerfreemallocTcl_CreateFileHandlerTcl_GetStringResultstdinfilenoPyErr_Print_PyTuple_ResizePyExc_ValueErrorPySequence_SizePyTuple_NewstrlenTcl_EvalPyExc_OverflowErrorTk_InitPyLong_FromVoidPtrTcl_DeleteCommandTcl_</text:span><text:span text:style-name="T2">Mutex</text:span><text:span text:style-name="T3">LockTcl_ConditionNotifyTcl_MutexUnlockTcl_CreateCommandPyBool_TypePyFloat_TypePyType_IsSubtypeTcl_NewDoubleObjTcl_NewStringObjPyObject_StrTcl_NewLongObjPy</text:span><text:span text:style-name="T1">Tuple</text:span><text:span text:style-name="T3">_SizeTcl_AttemptAllocPyTuple_GetItemTcl_NewListObjTcl_FreePyErr_FormatPyObject_IsTrueTcl_NewIntObjTcl_NewUnicodeObjPyList_AppendPyString_AsStringPyUnicodeUCS4_AsUTF8StringPyList_NewTcl_Merge_Py_ZeroStructTcl_GetCharLengthPyUnicodeUCS4_FromUnicodeTcl_GetUnicode_Py_TrueStructTcl_ListObjLengthPyTuple_SetItemTcl_ListObjIndexTcl_GetByteArrayFromObjPyFloat_FromDoubleTcl_GetVar2ExTcl_SplitListTcl_ListObjGetElementsTcl_ExprBooleanPyFPE_counterTcl_ExprDoublePyFPE_dummyPyFPE_jbuf_setjmpPyExc_FloatingPointErrorTcl_ExprLongTcl_ExprStringTcl_GetBooleanPyBool_FromLongTcl_GetDoubleTcl_GetIntTcl_UnsetVar2PyErr_NormalizeExceptionTcl_SetVar2ExTcl_AddErrorInfoTcl_RecordAndEvalTcl_EvalFileTcl_GlobalEvalTcl_GetObjResultTcl_DeleteInterpPyOS_InputHookTcl_SetObjResultPy_GetProgramNamestrrchrTcl_CreateInterpTcl_GetObjTypeTcl_SetVar2strcpy_Py_ctype_table_Py_ctype_tolowerTcl_AppInitPyThread_free_lockTcl_ThreadQueueEventTcl_ThreadAlertTcl_ConditionWaitTcl_ConditionFinalizePyErr_SetObjectPyString_SizeTcl_NewByteArrayObjPyBuffer_ReleaseTkapp_CallDeallocArgsTcl_EvalObjvPyObject_CallFunctioninit_tkinterPyType_TypePyThread_</text:span><text:span text:style-name="T1">allocate</text:span><text:span text:style-name="T3">_lockPy_InitModule4_64PyModule_GetDictPyErr_NewExceptionTcl_FindExecutablePyErr_OccurredPyObject_GenericGetAttrTcl_InitTcl_GetVar2Tk_MainWindowBlt_SafeInitBlt_InitTcl_StaticPackagelibBLT</text:span>.2.5.so.8.6libtk8.6.solibtcl8.6.solibpthread.so.0libc.so.6_edata__bss_start_endGLIBC_2.4GLIBC_2.2.5</text:p>
      <text:p text:style-name="P2"/>
      <text:p text:style-name="P2">get those can be read:</text:p>
      <text:p text:style-name="P3">Eval</text:p>
      <text:p text:style-name="P3">Tuple</text:p>
      <text:p text:style-name="P3">Mutex</text:p>
      <text:p text:style-name="P3">Allocate</text:p>
      <text:p text:style-name="P4"/>
      <text:p text:style-name="P4">then the part two:</text:p>
      <text:p text:style-name="P4"/>
      <text:p text:style-name="P5">handler deleted&lt;tktimertoken at %p%s&gt;:deletetimerhandler:quit_tkinter.quit is gone in 3.x|i:dooneeventi|i:mainloop(Oi)iO:createtimerhandlerbad argument listO:deletefilehandlerOiO:createfilehandlernesting too deep in _flattenargument must be sequenceO:_flattens:evalstring is too longinfo exists <text:s text:c="4"/>tk_version:interpaddrtuple is too longmerge failedO&amp;|s:getvarO:splitutf-<text:soft-page-break/>8et:splitO:splitlistet:splitlists:exprbooleans:exprdoubleTkapp_ExprDoubles:exprlongs:exprstrings:getbooleans:getdoubles:getints|s:unsetvarO&amp;O:setvarssO:setvars:adderrorinfos:records:evalfiles:globalevali:setbusywaitintervalbusywaitinterval must be &gt;= 0Tk|zssiiiiz:createthreadedtcl_platformprocbodyexitDISPLAYenv1tcl_interactiveargv0_tkinter_skip_tk_initargvs:deletecommandcan't delete Tcl commandsO:createcommandcommand not callablecan't create Tcl command|i:wantobjectsnull character in string8.6s*:_createbytearray_tkinter_tkinter.TclErrorREADABLEWRITABLEEXCEPTIONWINDOW_EVENTSFILE_EVENTSTIMER_EVENTSIDLE_EVENTSALL_EVENTSDONT_WAITTK_VERSIONTCL_VERSIONTkappTypeTkttTypegetbusywaitintervalwilldispatchglobalcallglobalsetvarglobalgetvarglobalunsetvarmergeloadtktktimertoken__unicode__typename_tkinter.Tcl_Objtkapp_tkinter.dooneevent is gone in 3.x_tkinter.mainloop is gone in 3.x_tkinter.mainloop not supported for threaded TclCalling Tcl from different appartment_tkinter.createtimerhandler is gone in 3.x_tkinter.createtimerhandler not supported for threaded Tcl_tkinter.deletefilehandler is gone in 3.x_tkinter.deletefilehandler not supported for threaded Tcl_tkinter.createfilehandler is gone in 3.x_tkinter.createfilehandler not supported for threaded Tclcharacter U+%x is above the range (U+0000-U+FFFF) allowed by Tclsetvar requires 2 to 3 argumentsmain thread is not in main loopmust be str or Tcl_Obj, not </text:p>
      <text:p text:style-name="P4"/>
      <text:p text:style-name="P4"/>
      <text:p text:style-name="P5">Some kind of functions are gone in association with tkinter in the 3.x version. It seems to tell us this.</text:p>
      <text:p text:style-name="P5"/>
      <text:p text:style-name="P6">Part3:</text:p>
      <text:p text:style-name="P6"/>
      <text:p text:style-name="P6">Return the current busy-wait interval between successive</text:p>
      <text:p text:style-name="P6">calls to Tcl_DoOneEvent in a threaded Python interpreter.setbusywaitinterval(n) -&gt; None</text:p>
      <text:p text:style-name="P6"/>
      <text:p text:style-name="P6">Set the busy-wait interval in milliseconds between successive</text:p>
      <text:p text:style-name="P6">calls to Tcl_DoOneEvent in a threaded Python interpreter.</text:p>
      <text:p text:style-name="P6">It should be set to a divisor of the maximum time between</text:p>
      <text:p text:style-name="P6">frames in an animation.name of the Tcl typeconvert argument to unicodethe string representation of this object, either as string or Unicode#</text:p>
      <text:p text:style-name="P6"/>
      <text:p text:style-name="P6">This part seems to show us the tkinter will work like <text:s/>this</text:p>
      <text:p text:style-name="P6"/>
      <text:p text:style-name="P6"><draw:custom-shape text:anchor-type="paragraph" draw:z-index="0" draw:style-name="gr1" draw:text-style-name="P7" svg:width="2.793cm" svg:height="2.793cm" svg:x="0.415cm" svg:y="0.249cm"><text:p text:style-name="P7">Event A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7" svg:width="2.793cm" svg:height="2.793cm" svg:x="0.415cm" svg:y="0.249cm"><text:p text:style-name="P7">Event A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7" svg:width="2.793cm" svg:height="2.793cm" svg:x="6.059cm" svg:y="0.249cm"><text:p text:style-name="P7">Object</text:p><draw:enhanced-geometry svg:viewBox="0 0 21600 21600" draw:type="rectangle" draw:enhanced-path="M 0 0 L 21600 0 21600 21600 0 21600 0 0 Z N"/></draw:custom-shape><draw:custom-shape text:anchor-type="paragraph" draw:z-index="4" draw:style-name="gr3" draw:text-style-name="P7" svg:width="4cm" svg:height="2.793cm" svg:x="11.996cm" svg:y="0.249cm"><text:p text:style-name="P7">Animation String</text:p><text:p text:style-name="P7">From</text:p><text:p text:style-name="P7">Object To OS</text:p><draw:enhanced-geometry svg:viewBox="0 0 21600 21600" draw:type="rectangle" draw:enhanced-path="M 0 0 L 21600 0 21600 21600 0 21600 0 0 Z N"/></draw:custom-shape></text:p>
      <text:p text:style-name="P3"><draw:custom-shape text:anchor-type="paragraph" draw:z-index="5" draw:style-name="gr4" svg:width="2.352cm" svg:height="1.235cm" svg:x="9.322cm" svg:y="0.379cm"><text:p>timeMax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1" draw:style-name="gr2" draw:text-style-name="P7" svg:x1="3.002cm" svg:y1="0.452cm" svg:x2="12.144cm" svg:y2="0.452cm"><text:p/></draw:line><draw:custom-shape text:anchor-type="paragraph" draw:z-index="6" draw:style-name="gr1" draw:text-style-name="P7" svg:width="2.793cm" svg:height="2.793cm" svg:x="0.415cm" svg:y="3.953cm"><text:p text:style-name="P7">Event B</text:p><draw:enhanced-geometry svg:viewBox="0 0 21600 21600" draw:type="rectangle" draw:enhanced-path="M 0 0 L 21600 0 21600 21600 0 21600 0 0 Z N"/></draw:custom-shape><draw:line text:anchor-type="paragraph" draw:z-index="7" draw:style-name="gr2" draw:text-style-name="P7" svg:x1="1.796cm" svg:y1="1.626cm" svg:x2="1.796cm" svg:y2="4.33cm"><text:p/></draw:line><draw:custom-shape text:anchor-type="paragraph" draw:z-index="8" draw:style-name="gr4" svg:width="2.352cm" svg:height="1.235cm" svg:x="0.563cm" svg:y="2.348cm"><text:p>timeM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><text:tab/><text:tab/><text:tab/><text:tab/></text:p>
      <text:p text:style-name="P2"><text:tab/><text:tab/><text:tab/><text:tab/><text:span text:style-name="T4">timeMin = timeMax and if timeMin &lt; timeMax, tkinter will ignore <text:tab/><text:tab/><text:tab/><text:tab/>this Event B. This is by token and mutex. This will control the os <text:tab/><text:tab/><text:tab/><text:tab/><text:tab/>operation and the thread safely and will not make true the queen of the <text:s/></text:span></text:p>
      <text:p text:style-name="P2"><text:tab/><text:tab/><text:tab/><text:tab/><text:span text:style-name="T5">thread is ok.</text:span></text:p>
      <text:p text:style-name="P2"><text:tab/><text:tab/><text:tab/><text:tab/><text:span text:style-name="T6">Ignored action kind 1: timeMin &lt; timeMax.</text:span></text:p>
      <text:p text:style-name="P2"><text:tab/><text:tab/><text:tab/><text:tab/><text:span text:style-name="T6">Ignored action kind 2: when Event A is processing something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21:22:21.126245803</meta:creation-date>
    <meta:generator>LibreOffice/5.0.6.2$Linux_X86_64 LibreOffice_project/00m0$Build-2</meta:generator>
    <dc:date>2017-02-09T21:56:21.897542511</dc:date>
    <meta:editing-duration>PT18M34S</meta:editing-duration>
    <meta:editing-cycles>4</meta:editing-cycles>
    <meta:document-statistic meta:table-count="0" meta:image-count="0" meta:object-count="0" meta:page-count="2" meta:paragraph-count="25" meta:word-count="299" meta:character-count="5622" meta:non-whitespace-character-count="5310"/>
  </office:meta>
</office:document-meta>
</file>